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in" loext:contextual-spacing="false" fo:line-height="200%" fo:text-align="center" style:justify-single-word="false"/>
      <style:text-properties style:font-name="Times New Roman" officeooo:rsid="00046cee" officeooo:paragraph-rsid="00046cee"/>
    </style:style>
    <style:style style:name="P2" style:family="paragraph" style:parent-style-name="Standard">
      <style:paragraph-properties fo:margin-top="0in" fo:margin-bottom="0in" loext:contextual-spacing="false" fo:line-height="200%" fo:text-align="start" style:justify-single-word="false"/>
      <style:text-properties style:font-name="Times New Roman" officeooo:rsid="00046cee" officeooo:paragraph-rsid="00046cee"/>
    </style:style>
    <style:style style:name="T1" style:family="text">
      <style:text-properties officeooo:rsid="00049bbf"/>
    </style:style>
    <style:style style:name="T2" style:family="text">
      <style:text-properties style:text-position="super 58%" officeooo:rsid="00049bbf"/>
    </style:style>
    <style:style style:name="T3" style:family="text">
      <style:text-properties fo:font-style="italic" officeooo:rsid="00049bbf" style:font-style-asian="italic" style:font-style-complex="italic"/>
    </style:style>
    <style:style style:name="T4" style:family="text">
      <style:text-properties fo:font-style="italic" officeooo:rsid="00062cb7" style:font-style-asian="italic" style:font-style-complex="italic"/>
    </style:style>
    <style:style style:name="T5" style:family="text">
      <style:text-properties fo:font-style="normal" officeooo:rsid="00049bbf" style:font-style-asian="normal" style:font-style-complex="normal"/>
    </style:style>
    <style:style style:name="T6" style:family="text">
      <style:text-properties fo:font-style="normal" officeooo:rsid="00062cb7"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tle</text:p>
      <text:p text:style-name="P1">Adam Stammer</text:p>
      <text:p text:style-name="P2"><text:tab/>Religion and science have long been enemies, neither one quite able to explain or define the other. It has led to conflict as simple as arguments, or as complex as modern wars. Historically science has continued to grow and expand in the way that religion ceased long ago. It begs the question, what role will religion play in a future so filled with science? Isaac Asimov and Ray <text:span text:style-name="T1">Bradbury, two of the most influential and popular science fiction authors of the 20</text:span><text:span text:style-name="T2">th</text:span><text:span text:style-name="T1"> century, took different approaches to the topic of a religion but each one considered it very important for the future. This is evident in many of their stories, specifically </text:span><text:span text:style-name="T3">The Last Question</text:span><text:span text:style-name="T5"> by Asimov, and </text:span><text:span text:style-name="T3">Nightfall </text:span><text:span text:style-name="T5">and </text:span><text:span text:style-name="T3">Mars in Heaven!</text:span><text:span text:style-name="T5"> by Bradbury. </text:span></text:p>
      <text:p text:style-name="P2"><text:span text:style-name="T5"><text:tab/></text:span><text:span text:style-name="T6">Isaac Asimov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3:30:24.103886807</meta:creation-date>
    <dc:date>2017-09-07T15:42:06.383352782</dc:date>
    <meta:editing-duration>PT59M48S</meta:editing-duration>
    <meta:editing-cycles>2</meta:editing-cycles>
    <meta:generator>LibreOffice/5.1.6.2$Linux_X86_64 LibreOffice_project/10m0$Build-2</meta:generator>
    <meta:document-statistic meta:table-count="0" meta:image-count="0" meta:object-count="0" meta:page-count="1" meta:paragraph-count="4" meta:word-count="129" meta:character-count="750" meta:non-whitespace-character-count="621"/>
  </office:meta>
</office:document-meta>
</file>